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ERVICE REST PHP (SECURISATION)</text:p>
      <text:p text:style-name="Standard"/>
      <text:p text:style-name="Standard">La securisation sur les sessions se fait grâce a la classe JW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16:03:01.322838707</meta:creation-date>
    <meta:generator>LibreOffice/6.4.7.2$Linux_X86_64 LibreOffice_project/40$Build-2</meta:generator>
    <dc:date>2023-06-01T16:03:21.091125031</dc:date>
    <meta:editing-duration>PT20S</meta:editing-duration>
    <meta:editing-cycles>1</meta:editing-cycles>
    <meta:document-statistic meta:table-count="0" meta:image-count="0" meta:object-count="0" meta:page-count="1" meta:paragraph-count="2" meta:word-count="16" meta:character-count="94" meta:non-whitespace-character-count="80"/>
  </office:meta>
</office:document-meta>
</file>